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96156"/>
    </style:style>
    <style:style style:name="P2" style:family="paragraph" style:parent-style-name="Standard">
      <style:paragraph-properties fo:text-align="end" style:justify-single-word="false"/>
      <style:text-properties officeooo:paragraph-rsid="00196156"/>
    </style:style>
    <style:style style:name="P3" style:family="paragraph" style:parent-style-name="Standard">
      <style:text-properties fo:font-weight="bold" officeooo:paragraph-rsid="00196156" style:font-weight-asian="bold" style:font-weight-complex="bold"/>
    </style:style>
    <style:style style:name="P4" style:family="paragraph" style:parent-style-name="Standard">
      <style:text-properties fo:font-weight="bold" officeooo:rsid="00196156" officeooo:paragraph-rsid="00196156" style:font-weight-asian="bold" style:font-weight-complex="bold"/>
    </style:style>
    <style:style style:name="P5" style:family="paragraph" style:parent-style-name="Standard">
      <style:text-properties fo:font-weight="bold" officeooo:rsid="0019dea3" officeooo:paragraph-rsid="0019dea3" style:font-weight-asian="bold" style:font-weight-complex="bold"/>
    </style:style>
    <style:style style:name="P6" style:family="paragraph" style:parent-style-name="Standard">
      <style:text-properties fo:font-weight="normal" officeooo:rsid="00196156" officeooo:paragraph-rsid="00196156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e6edf3" loext:opacity="100%" style:font-name="Droid Sans Mono" fo:font-size="10.5pt" fo:font-weight="normal" fo:background-color="#0d1117"/>
    </style:style>
    <style:style style:name="P8" style:family="paragraph" style:parent-style-name="Standard">
      <style:paragraph-properties style:line-height-at-least="0.503cm"/>
      <style:text-properties fo:color="#e6edf3" loext:opacity="100%" style:font-name="Droid Sans Mono" fo:font-size="10.5pt" fo:font-weight="normal" officeooo:paragraph-rsid="00196156" fo:background-color="#0d1117"/>
    </style:style>
    <style:style style:name="P9" style:family="paragraph" style:parent-style-name="Standard">
      <style:text-properties fo:color="#e6edf3" loext:opacity="100%" style:font-name="Droid Sans Mono" fo:font-size="10.5pt" fo:font-weight="normal" officeooo:paragraph-rsid="00196156" fo:background-color="#0d1117"/>
    </style:style>
    <style:style style:name="P10" style:family="paragraph" style:parent-style-name="Standard">
      <style:paragraph-properties style:line-height-at-least="0.503cm"/>
      <style:text-properties fo:color="#8b949e" loext:opacity="100%" style:font-name="Droid Sans Mono" fo:font-size="10.5pt" fo:font-weight="normal" fo:background-color="#0d1117"/>
    </style:style>
    <style:style style:name="P11" style:family="paragraph" style:parent-style-name="Standard">
      <style:paragraph-properties style:line-height-at-least="0.503cm"/>
      <style:text-properties fo:color="#8b949e" loext:opacity="100%" style:font-name="Droid Sans Mono" fo:font-size="10.5pt" fo:font-weight="normal" officeooo:paragraph-rsid="00196156" fo:background-color="#0d1117"/>
    </style:style>
    <style:style style:name="P12" style:family="paragraph" style:parent-style-name="Standard">
      <style:text-properties fo:color="#8b949e" loext:opacity="100%" style:font-name="Droid Sans Mono" fo:font-size="10.5pt" fo:font-weight="normal" officeooo:paragraph-rsid="00196156" fo:background-color="#0d1117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line-height-at-least="0.503cm"/>
      <style:text-properties officeooo:paragraph-rsid="001961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6156" style:font-weight-asian="bold" style:font-weight-complex="bold"/>
    </style:style>
    <style:style style:name="T3" style:family="text">
      <style:text-properties officeooo:rsid="00196156"/>
    </style:style>
    <style:style style:name="T4" style:family="text">
      <style:text-properties fo:color="#ff7b72" loext:opacity="100%"/>
    </style:style>
    <style:style style:name="T5" style:family="text">
      <style:text-properties fo:color="#d2a8ff" loext:opacity="100%"/>
    </style:style>
    <style:style style:name="T6" style:family="text">
      <style:text-properties fo:color="#ffa657" loext:opacity="100%"/>
    </style:style>
    <style:style style:name="T7" style:family="text">
      <style:text-properties fo:color="#a5d6ff" loext:opacity="100%"/>
    </style:style>
    <style:style style:name="T8" style:family="text">
      <style:text-properties fo:color="#79c0ff" loext:opacity="100%"/>
    </style:style>
    <style:style style:name="T9" style:family="text">
      <style:text-properties loext:padding="0.049cm" loext:border="0.06pt solid #e5e7eb"/>
    </style:style>
    <style:style style:name="T10" style:family="text">
      <style:text-properties fo:font-weight="normal" style:font-weight-asian="normal" style:font-weight-complex="normal" loext:padding="0.049cm" loext:border="0.06pt solid #e5e7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3 Немков Д.С. </text:p>
      <text:p text:style-name="P3">Практическое занятие № <text:span text:style-name="T3">7</text:span></text:p>
      <text:p text:style-name="P1"/>
      <text:p text:style-name="P1"><text:span text:style-name="T1">Тема</text:span>: Составление программ со строками в IDE PyCharm Community.</text:p>
      <text:p text:style-name="P1"><text:span text:style-name="T1">Цель</text:span>: з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</text:p>
      <text:p text:style-name="P1"/>
      <text:p text:style-name="P1"><text:span text:style-name="T1">Постановка задачи </text:span><text:span text:style-name="T2">№ 1.</text:span></text:p>
      <text:p text:style-name="P1">Дана строка. Подсчитать общее количество содержащихся в ней строчных латинских и русских букв.</text:p>
      <text:p text:style-name="P1"/>
      <text:p text:style-name="P4">Тип алгоритма: циклический</text:p>
      <text:p text:style-name="P1"/>
      <text:p text:style-name="P4">Текст программы:</text:p>
      <text:p text:style-name="P12"># Дана строка. Подсчитать общее количество содержащихся в ней строчных</text:p>
      <text:p text:style-name="P10"># латинских и русских букв.</text:p>
      <text:p text:style-name="P13"/>
      <text:p text:style-name="P7"><text:span text:style-name="T4">def</text:span> <text:span text:style-name="T5">count_letters</text:span>(<text:span text:style-name="T6">string</text:span>):</text:p>
      <text:p text:style-name="P7">latin <text:span text:style-name="T4">=</text:span> <text:span text:style-name="T7">'abcdefghijklmnopqrstuvwxyz'</text:span></text:p>
      <text:p text:style-name="P7">russian <text:span text:style-name="T4">=</text:span> <text:span text:style-name="T7">'абвгдеёжзийклмнопрстуфхцчшщъыьэюя'</text:span></text:p>
      <text:p text:style-name="P7">count <text:span text:style-name="T4">=</text:span> <text:span text:style-name="T8">0</text:span></text:p>
      <text:p text:style-name="P7"><text:span text:style-name="T4">for</text:span> char <text:span text:style-name="T4">in</text:span> <text:span text:style-name="T6">string</text:span>:</text:p>
      <text:p text:style-name="P7"><text:span text:style-name="T4">if</text:span> char <text:span text:style-name="T4">in</text:span> latin <text:span text:style-name="T4">or</text:span> char <text:span text:style-name="T4">in</text:span> russian:</text:p>
      <text:p text:style-name="P7">count <text:span text:style-name="T4">+=</text:span> <text:span text:style-name="T8">1</text:span></text:p>
      <text:p text:style-name="P7"><text:span text:style-name="T4">return</text:span> count</text:p>
      <text:p text:style-name="P13"/>
      <text:p text:style-name="P7">input_string <text:span text:style-name="T4">=</text:span> <text:span text:style-name="T5">input</text:span>(<text:span text:style-name="T7">"Введите строку: "</text:span>)</text:p>
      <text:p text:style-name="P7">result <text:span text:style-name="T4">=</text:span> <text:span text:style-name="T5">count_letters</text:span>(input_string)</text:p>
      <text:p text:style-name="P7"><text:span text:style-name="T5">print</text:span>(<text:span text:style-name="T4">f</text:span><text:span text:style-name="T7">"Количество строчных латинских и русских букв: </text:span><text:span text:style-name="T4">{</text:span>result<text:span text:style-name="T4">}</text:span><text:span text:style-name="T7">"</text:span>)</text:p>
      <text:p text:style-name="P9"/>
      <text:p text:style-name="P4"/>
      <text:p text:style-name="P4">Протокол программы:</text:p>
      <text:p text:style-name="P4"/>
      <text:p text:style-name="P6">Введите строку: привет, как dela?</text:p>
      <text:p text:style-name="P6">Количество строчных латинских и русских букв: 1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"><text:span text:style-name="T1">Постановка задачи </text:span><text:span text:style-name="T2">№ 2.</text:span></text:p>
      <text:p text:style-name="P1">Дана строка-предложение на русском языке. Подсчитать количество содержащихся</text:p>
      <text:p text:style-name="P1">в строке знаков препинания.</text:p>
      <text:p text:style-name="P1"/>
      <text:p text:style-name="P4">Тип алгоритма: циклический</text:p>
      <text:p text:style-name="P1"/>
      <text:p text:style-name="P4">Текст программы:</text:p>
      <text:p text:style-name="P12"># Дана строка-предложение на русском языке. Подсчитать количество содержащихся</text:p>
      <text:p text:style-name="P10"># в строке знаков препинания.</text:p>
      <text:p text:style-name="P13"/>
      <text:p text:style-name="P7"><text:span text:style-name="T4">def</text:span> <text:span text:style-name="T5">count_punctuations</text:span>(<text:span text:style-name="T6">string</text:span>):</text:p>
      <text:p text:style-name="P7">punctuations <text:span text:style-name="T4">=</text:span> <text:span text:style-name="T7">'.,?!:"()-'</text:span></text:p>
      <text:p text:style-name="P7">count <text:span text:style-name="T4">=</text:span> <text:span text:style-name="T8">0</text:span></text:p>
      <text:p text:style-name="P7"><text:span text:style-name="T4">for</text:span> char <text:span text:style-name="T4">in</text:span> <text:span text:style-name="T6">string</text:span>:</text:p>
      <text:p text:style-name="P7"><text:span text:style-name="T4">if</text:span> char <text:span text:style-name="T4">in</text:span> punctuations:</text:p>
      <text:p text:style-name="P7">count <text:span text:style-name="T4">+=</text:span> <text:span text:style-name="T8">1</text:span></text:p>
      <text:p text:style-name="P7"><text:span text:style-name="T4">return</text:span> count</text:p>
      <text:p text:style-name="P13"/>
      <text:p text:style-name="P7">input_string <text:span text:style-name="T4">=</text:span> <text:span text:style-name="T5">input</text:span>(<text:span text:style-name="T7">"Введите предложение: "</text:span>)</text:p>
      <text:p text:style-name="P7">result <text:span text:style-name="T4">=</text:span> <text:span text:style-name="T5">count_punctuations</text:span>(input_string)</text:p>
      <text:p text:style-name="P7"><text:span text:style-name="T5">print</text:span>(<text:span text:style-name="T4">f</text:span><text:span text:style-name="T7">"Количество знаков препинания в строке-предложении: </text:span><text:span text:style-name="T4">{</text:span>result<text:span text:style-name="T4">}</text:span><text:span text:style-name="T7">"</text:span>)</text:p>
      <text:p text:style-name="P9"/>
      <text:p text:style-name="P9"/>
      <text:p text:style-name="P4"/>
      <text:p text:style-name="P4">Протокол программы:</text:p>
      <text:p text:style-name="P4"/>
      <text:p text:style-name="P6">Введите предложение: Привет, как дела?</text:p>
      <text:p text:style-name="P6">Количество знаков препинания в строке-предложении: 2</text:p>
      <text:p text:style-name="P6"/>
      <text:p text:style-name="P5">Вывод:</text:p>
      <text:p text:style-name="P5"><text:span text:style-name="T10"><text:tab/>В процессе выполнения практического занятия я выработал навыки составления программ со строками в IDE PyCharm Community. Были использованы языковые конструкции </text:span><text:span text:style-name="Source_20_Text"><text:span text:style-name="T10">for</text:span></text:span><text:span text:style-name="T10">, </text:span><text:span text:style-name="Source_20_Text"><text:span text:style-name="T10">if</text:span></text:span><text:span text:style-name="T10">, а также методы работы со строками и операции с символами.</text:span></text:p>
      <text:p text:style-name="P5"><text:span text:style-name="T10"><text:tab/>Выполнены разработка кода, отладка, тестирование и оптимизация программного кода. Программы успешно подсчитывали количество строчных латинских и русских букв в данной строке, а также количество знаков препинания в предложении на русском языке.</text:span></text:p>
      <text:p text:style-name="P5"><text:span text:style-name="T10"><text:tab/>Для этого были введены строки для анализа, и программы корректно выводили результаты после обработки входных данных.</text:span></text:p>
      <text:p text:style-name="P5"><text:span text:style-name="T10"><text:tab/>Также были закреплены знания о работе с циклами и условными операторами при обработке текстовых данных.</text:span></text:p>
      <text:p text:style-name="P5"><text:span text:style-name="T10"><text:tab/>Готовые программные коды выложены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5-02-08T13:47:03.290549931</dc:date>
    <meta:editing-cycles>2</meta:editing-cycles>
    <meta:editing-duration>PT4M5S</meta:editing-duration>
    <meta:document-statistic meta:table-count="0" meta:image-count="0" meta:object-count="0" meta:page-count="2" meta:paragraph-count="50" meta:word-count="316" meta:character-count="2389" meta:non-whitespace-character-count="2117"/>
    <meta:user-defined meta:name="Поле 1"/>
    <meta:user-defined meta:name="Поле 2"/>
    <meta:user-defined meta:name="Поле 3"/>
    <meta:user-defined meta:name="Поле 4"/>
  </office:meta>
</office:document-meta>
</file>